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ür Niklas: Die ersten Zeichnungen.......</text:p>
      <text:p text:style-name="P1"/>
      <text:p text:style-name="P1"/>
      <text:p text:style-name="P1">{"title": "Der Bodelsberg 1", "year": "2008", "format": "40 x 30 cm", "technic": "Pastell auf Ingrespapier"}</text:p>
      <text:p text:style-name="P1"/>
      <text:p text:style-name="P1">{"title": "Der Bodelsberg 2", "year": "2008", "format": "40 x 30 cm", "technic": "Pastell auf Ingrespapier"}</text:p>
      <text:p text:style-name="P1"/>
      <text:p text:style-name="P1">{"title": "Martins Nagelfluh, Bodelsberg", "year": "2008", "format": "24 x 18 cm", "technic": "Pastell auf Ingrespapier"}</text:p>
      <text:p text:style-name="P1"/>
      <text:p text:style-name="P1">{"title": "Nagelfluh, Bodelsberg", "year": "2008", "format": "24 x 18 cm", "technic": "Pastell auf Ingrespapier"}</text:p>
      <text:p text:style-name="P1"/>
      <text:p text:style-name="P1">{"title": "Donaudurchbruch 1", "year": "2009", "format": "32 x 24 cm", "technic": "Pastell auf Ingrespapier"}</text:p>
      <text:p text:style-name="P1"/>
      <text:p text:style-name="P1">{"title": "Donaudurchbruch 2", "year": "2009", "format": "32 x 24 cm", "technic": "Pastell auf Ingrespapier"}</text:p>
      <text:p text:style-name="P1"/>
      <text:p text:style-name="P1">{"title": "Bei Obernbauernschaft", "year": "2001", "format": "24 x 18 cm", "technic": "Tusche undPastell auf Packpapier"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tlef Hommel</meta:initial-creator>
    <meta:creation-date>2020-10-30T14:45:48</meta:creation-date>
    <dc:date>2020-10-30T15:42:53</dc:date>
    <dc:creator>Detlef Hommel</dc:creator>
    <meta:editing-duration>PT46S</meta:editing-duration>
    <meta:editing-cycles>2</meta:editing-cycles>
    <meta:generator>OpenOffice/4.1.5$Unix OpenOffice.org_project/415m1$Build-9789</meta:generator>
    <meta:document-statistic meta:table-count="0" meta:image-count="0" meta:object-count="0" meta:page-count="1" meta:paragraph-count="8" meta:word-count="107" meta:character-count="830"/>
  </office:meta>
</office:document-meta>
</file>